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Open Sans" svg:font-family="'Open Sans', sans-serif"/>
    <style:font-face style:name="Segoe UI" svg:font-family="'Segoe UI', 'Helvetica Neue', Helvetica, sans-serif"/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No_20_Spacing">
      <style:paragraph-properties fo:line-height="100%"/>
      <style:text-properties fo:font-weight="normal" officeooo:paragraph-rsid="00093bb7" style:font-weight-asian="normal" style:font-weight-complex="normal"/>
    </style:style>
    <style:style style:name="P2" style:family="paragraph" style:parent-style-name="No_20_Spacing">
      <style:text-properties style:font-name="Calibri" fo:font-size="10pt" officeooo:paragraph-rsid="00085bb1" style:font-size-asian="10pt" style:font-size-complex="10pt"/>
    </style:style>
    <style:style style:name="P3" style:family="paragraph" style:parent-style-name="No_20_Spacing" style:list-style-name="WWNum3">
      <style:text-properties style:font-name="Calibri" fo:font-size="10pt" officeooo:paragraph-rsid="00085bb1" style:font-size-asian="10pt" style:font-size-complex="10pt"/>
    </style:style>
    <style:style style:name="P4" style:family="paragraph" style:parent-style-name="No_20_Spacing" style:list-style-name="WWNum3">
      <style:text-properties style:font-name="Calibri" fo:font-size="10pt" fo:font-weight="normal" officeooo:paragraph-rsid="00085bb1" style:font-size-asian="10pt" style:font-size-complex="10pt"/>
    </style:style>
    <style:style style:name="P5" style:family="paragraph" style:parent-style-name="No_20_Spacing" style:list-style-name="L3">
      <style:paragraph-properties fo:line-height="100%"/>
      <style:text-properties officeooo:paragraph-rsid="00085bb1"/>
    </style:style>
    <style:style style:name="P6" style:family="paragraph" style:parent-style-name="No_20_Spacing" style:list-style-name="L3">
      <style:paragraph-properties fo:line-height="100%"/>
      <style:text-properties officeooo:paragraph-rsid="00093bb7"/>
    </style:style>
    <style:style style:name="P7" style:family="paragraph" style:parent-style-name="Standard">
      <style:text-properties style:font-name="Calibri" fo:font-size="10pt" style:font-size-asian="10pt" style:font-size-complex="10pt"/>
    </style:style>
    <style:style style:name="P8" style:family="paragraph" style:parent-style-name="Standard" style:list-style-name="L4">
      <style:text-properties style:font-name="Calibri" fo:font-size="10pt" style:font-size-asian="10pt" style:font-size-complex="10pt"/>
    </style:style>
    <style:style style:name="P9" style:family="paragraph" style:parent-style-name="Standard" style:list-style-name="L5">
      <style:text-properties style:font-name="Calibri" fo:font-size="10pt" style:font-size-asian="10pt" style:font-size-complex="10pt"/>
    </style:style>
    <style:style style:name="P10" style:family="paragraph" style:parent-style-name="Standard">
      <style:text-properties style:font-name="Calibri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Calibri" fo:font-size="10pt" fo:font-weight="bold" officeooo:paragraph-rsid="000d39b8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Calibri" fo:font-size="10pt" fo:font-weight="normal" officeooo:rsid="000d3e32" officeooo:paragraph-rsid="000d3e32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Calibri" fo:font-size="10pt" style:text-underline-style="solid" style:text-underline-width="auto" style:text-underline-color="font-color" fo:font-weight="bold" officeooo:rsid="000d3e32" officeooo:paragraph-rsid="000d3e32" style:font-size-asian="10pt" style:font-weight-asian="bold" style:font-size-complex="10pt" style:font-weight-complex="bold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style:font-name="Verdana"/>
    </style:style>
    <style:style style:name="T2" style:family="text">
      <style:text-properties style:font-name="Verdana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Verdana" fo:font-size="10pt" fo:font-weight="bold" officeooo:rsid="000cd1b2" style:font-size-asian="10pt" style:font-weight-asian="bold" style:font-size-complex="10pt" style:font-weight-complex="bold"/>
    </style:style>
    <style:style style:name="T4" style:family="text">
      <style:text-properties style:font-name="Verdana" fo:font-size="10pt" fo:font-weight="bold" officeooo:rsid="000d39b8" style:font-size-asian="10pt" style:font-weight-asian="bold" style:font-size-complex="10pt" style:font-weight-complex="bold"/>
    </style:style>
    <style:style style:name="T5" style:family="text">
      <style:text-properties style:font-name="Verdana" fo:font-size="10pt" style:font-size-asian="10pt" style:font-size-complex="10pt"/>
    </style:style>
    <style:style style:name="T6" style:family="text">
      <style:text-properties style:font-name="Verdana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85bb1" style:font-weight-asian="bold" style:font-weight-complex="bold"/>
    </style:style>
    <style:style style:name="T9" style:family="text">
      <style:text-properties fo:font-variant="normal" fo:text-transform="none" fo:color="#252830" style:font-name="Calibri" fo:font-size="10pt" fo:letter-spacing="normal" fo:font-style="normal" fo:font-weight="normal" style:font-size-asian="10pt" style:font-size-complex="10pt"/>
    </style:style>
    <style:style style:name="T10" style:family="text">
      <style:text-properties fo:font-variant="normal" fo:text-transform="none" fo:color="#252830" style:font-name="Calibri" fo:font-size="10pt" fo:letter-spacing="normal" fo:font-style="normal" fo:font-weight="normal" officeooo:rsid="00085bb1" style:font-size-asian="10pt" style:font-size-complex="10pt"/>
    </style:style>
    <style:style style:name="T11" style:family="text">
      <style:text-properties fo:font-variant="normal" fo:text-transform="none" fo:color="#252830" style:font-name="Calibri" fo:font-size="10pt" fo:letter-spacing="normal" fo:font-style="normal" fo:font-weight="normal" officeooo:rsid="00093bb7" style:font-size-asian="10pt" style:font-size-complex="10pt"/>
    </style:style>
    <style:style style:name="T12" style:family="text">
      <style:text-properties style:font-weight-asian="normal" style:font-weight-complex="normal"/>
    </style:style>
    <style:style style:name="T13" style:family="text">
      <style:text-properties style:font-name="Calibri" fo:font-size="10pt" style:font-size-asian="10pt" style:font-size-complex="10pt"/>
    </style:style>
    <style:style style:name="T14" style:family="text">
      <style:text-properties style:font-name="Calibri" fo:font-size="10pt" officeooo:rsid="000a18e7" style:font-size-asian="10pt" style:font-size-complex="10pt"/>
    </style:style>
    <style:style style:name="T15" style:family="text">
      <style:text-properties officeooo:rsid="000cd1b2"/>
    </style:style>
    <style:style style:name="T16" style:family="text">
      <style:text-properties officeooo:rsid="000d39b8"/>
    </style:style>
    <style:style style:name="T17" style:family="text">
      <style:text-properties officeooo:rsid="000d3e32"/>
    </style:style>
    <style:style style:name="T18" style:family="text">
      <style:text-properties fo:color="#0033b3" style:font-name="JetBrains Mono" fo:font-style="normal" style:font-style-asian="normal"/>
    </style:style>
    <style:style style:name="T19" style:family="text">
      <style:text-properties fo:color="#080808" style:font-name="JetBrains Mono" fo:font-style="normal" style:font-style-asian="normal"/>
    </style:style>
    <style:style style:name="T20" style:family="text">
      <style:text-properties fo:color="#000000" style:font-name="JetBrains Mono" fo:font-style="normal" style:font-style-asian="normal"/>
    </style:style>
    <style:style style:name="T21" style:family="text">
      <style:text-properties fo:color="#660099" style:font-name="JetBrains Mono" fo:font-style="normal" style:font-style-asian="normal"/>
    </style:style>
    <style:style style:name="T22" style:family="text">
      <style:text-properties fo:color="#008080" style:font-name="JetBrains Mono" fo:font-style="normal" fo:font-weight="bold" style:font-style-asian="normal" style:font-weight-asian="bold"/>
    </style:style>
    <style:style style:name="T23" style:family="text">
      <style:text-properties fo:color="#8c8c8c" style:font-name="JetBrains Mono" fo:font-style="italic" style:font-style-asian="italic"/>
    </style:style>
    <text:list-style style:name="L1">
      <text:list-level-style-bullet text:level="1" text:style-name="Bullet_20_Symbols" style:num-suffix="." text:bullet-char="•">
        <style:list-level-properties text:space-before="1.058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11">Answer #1 (Automation Specific)</text:p>
      <text:p text:style-name="P11"/>
      <text:p text:style-name="P13">Script using Python</text:p>
      <text:p text:style-name="P12"/>
      <text:p text:style-name="P7">from idlelib import browser<text:line-break/><text:line-break/>from selenium import webdriver<text:line-break/>from selenium.webdriver.chrome.webdriver import WebDriver<text:line-break/>from selenium.webdriver.common.keys import Keys<text:line-break/><text:line-break/>driver: WebDriver = webdriver.Chrome(executable_path="C:\Drivers\chromedriver_win32\chromedriver.exe")<text:line-break/><text:line-break/>driver.get("https://www.trivago.in/")<text:line-break/><text:line-break/>driver.find_element_by_name("sQuery").send_keys("Bangalore")<text:line-break/><text:line-break/>driver.maximize_window()<text:line-break/><text:line-break/>driver.find_element_by_xpath("//*[@id='js-fullscreen-hero']/div[1]/form/button[2]").click()<text:line-break/><text:line-break/>driver.find_element_by_name("mf-select-sortby").send_keys("Rating only")<text:line-break/><text:line-break/>driver.find_element_by_xpath("//*[@id='js-fullscreen-hero']/div[1]/form/div[4]/div[2]/div/table/tbody/tr[3]/td[3]/time").click()<text:line-break/><text:line-break/>driver.find_element_by_xpath("//*[@id='js-fullscreen-hero']/div[1]/form/div[4]/div[2]/div/table/tbody/tr[3]/td[5]/time").click()<text:line-break/><text:line-break/>driver.find_element_by_xpath("//*[@id='js-fullscreen-hero']/div[1]/form/div[4]/fieldset/ul/li[2]/button").click()<text:line-break/><text:line-break/>#driver.find_element_by_xpath("//*[@id='4600452']/div/article/div[1]/div[2]/section/div[1]/article/div/div[2]/button/span/span[2]").click()</text:p>
      <text:p text:style-name="P7"/>
      <text:p text:style-name="P7"/>
      <text:p text:style-name="P7"/>
      <text:p text:style-name="P2"><text:span text:style-name="T8">Answer</text:span><text:span text:style-name="T7"> #2</text:span></text:p>
      <text:p text:style-name="P2"><text:span text:style-name="T7"/></text:p>
      <text:p text:style-name="P2">Write test scenario for: -</text:p>
      <text:list xml:id="list287082183" text:style-name="WWNum3">
        <text:list-item>
          <text:p text:style-name="P3">OTP (SMS) authentication. OTP has expiry limit for 30 seconds.</text:p>
        </text:list-item>
        <text:list-item>
          <text:p text:style-name="P4"><text:span text:style-name="T12">There are maximum 3 attempts to send OTP.</text:span></text:p>
        </text:list-item>
      </text:list>
      <text:list xml:id="list4181866320" text:style-name="L3">
        <text:list-item>
          <text:p text:style-name="P5"><text:span text:style-name="T9">Limitations of the number of OTP generation for single authentication.</text:span></text:p>
        </text:list-item>
        <text:list-item>
          <text:p text:style-name="P5"><text:span text:style-name="T10">It is received only on registered Mobile Number</text:span><text:span text:style-name="T9">.</text:span></text:p>
        </text:list-item>
        <text:list-item>
          <text:p text:style-name="P5"><text:span text:style-name="T10">Network delay for expiry of One-Time Password.</text:span></text:p>
        </text:list-item>
        <text:list-item>
          <text:p text:style-name="P5"><text:span text:style-name="T10">Verify that once expired, it should not be used for any authentication.</text:span></text:p>
        </text:list-item>
        <text:list-item>
          <text:p text:style-name="P5"><text:span text:style-name="T10">Verify that once used, it should not be allowed to use again.</text:span></text:p>
        </text:list-item>
        <text:list-item>
          <text:p text:style-name="P5"><text:span text:style-name="T10">Verify that resend OTP functionality is working correctly.</text:span></text:p>
        </text:list-item>
        <text:list-item>
          <text:p text:style-name="P5"><text:span text:style-name="T10">Verify that once user resent the OTP, the old should be of no use</text:span><text:span text:style-name="T9">.</text:span></text:p>
        </text:list-item>
        <text:list-item>
          <text:p text:style-name="P5"><text:span text:style-name="T10">Availability of Help and Documentation Link for OTP usage.</text:span></text:p>
        </text:list-item>
        <text:list-item>
          <text:p text:style-name="P6"><text:span text:style-name="T10">M</text:span><text:span text:style-name="T11">aximum 3 valid OPT attempts</text:span><text:span text:style-name="T9">.</text:span></text:p>
        </text:list-item>
        <text:list-item>
          <text:p text:style-name="P6"><text:span text:style-name="T11">After 3 attempts, verify that system temporarily blocks the account.</text:span></text:p>
        </text:list-item>
        <text:list-item>
          <text:p text:style-name="P6"><text:span text:style-name="T11">Verify that the temporary blocking of account, the system does not send the OTP.</text:span></text:p>
        </text:list-item>
        <text:list-item>
          <text:p text:style-name="P6"><text:span text:style-name="T11">Provide an invalid Phone Number and submit the OTP. Check the validation.</text:span></text:p>
        </text:list-item>
      </text:list>
      <text:p text:style-name="P1"><text:span text:style-name="T5"/></text:p>
      <text:p text:style-name="P1"><text:span text:style-name="T5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oft-page-break/><text:span text:style-name="T14">Answer</text:span><text:span text:style-name="T13"> #3</text:span></text:p>
      <text:p text:style-name="P7"/>
      <text:p text:style-name="P7">Write test scenarios for file attachment feature in an Email application (e.g. Gmail).</text:p>
      <text:p text:style-name="P7"/>
      <text:p text:style-name="P7">Verify that on clicking ‘Compose’ button, a frame to compose a mail gets displayed.</text:p>
      <text:list xml:id="list3727153183" text:style-name="L4">
        <text:list-item>
          <text:p text:style-name="P8">Verify that user can enter email Ids in ‘To’, ‘cc’ and ‘bcc’ sections and also user will get suggestions while typing the <text:span text:style-name="T17">email id's</text:span> based on the existing email <text:span text:style-name="T17">i</text:span>d’s in user’s email list.</text:p>
        </text:list-item>
        <text:list-item>
          <text:p text:style-name="P8">Verify that the user can enter multiple comma-separated email <text:span text:style-name="T17">i</text:span>d’s in ‘To’, ‘cc’ and ‘bcc’ sections.</text:p>
        </text:list-item>
        <text:list-item>
          <text:p text:style-name="P8">Verify that the user can type Subject line in the ‘Subject’ textbox.</text:p>
        </text:list-item>
        <text:list-item>
          <text:p text:style-name="P8">Verify that the user can type the email in the email-body section.</text:p>
        </text:list-item>
        <text:list-item>
          <text:p text:style-name="P8">Verify that users can format mail using editor-options provided like choosing font-family, font-size, bold-italic-underline, etc.</text:p>
        </text:list-item>
        <text:list-item>
          <text:p text:style-name="P8">Verify that the user can attach file as an attachment to the email.</text:p>
        </text:list-item>
        <text:list-item>
          <text:p text:style-name="P8">Verify that the user can add images in the email and select the size for the same.</text:p>
        </text:list-item>
        <text:list-item>
          <text:p text:style-name="P8">Verify that after entering email <text:span text:style-name="T17">i</text:span>d’s in either of the ‘To’, ‘cc’ and ‘bcc’ sections, entering Subject line and mail body and clicking ‘Send’ button, mail gets delivered to intended receivers.</text:p>
        </text:list-item>
        <text:list-item>
          <text:p text:style-name="P8">Verify that sent mails can be found in ‘Sent Mail’ sections of the sender.</text:p>
        </text:list-item>
        <text:list-item>
          <text:p text:style-name="P8">Verify that mail can be sent to non-gmail email <text:span text:style-name="T17">i</text:span>d’s also.</text:p>
        </text:list-item>
        <text:list-item>
          <text:p text:style-name="P8">Verify that all sent emails get piled up in the ‘Sent Mail’ section and get deleted in cyclic fashion based on the size availability.</text:p>
        </text:list-item>
        <text:list-item>
          <text:p text:style-name="P8">Verify that the emails composed but not sent remain in the draft section.</text:p>
        </text:list-item>
        <text:list-item>
          <text:p text:style-name="P8">Verify the maximum number of email recipients that can be entered in ‘To’, ‘cc’ and ‘bcc’ sections.</text:p>
        </text:list-item>
        <text:list-item>
          <text:p text:style-name="P8">Verify the maximum length of text that can be entered in the ‘Subject’ textbox.</text:p>
        </text:list-item>
        <text:list-item>
          <text:p text:style-name="P8">Verify the content limit of text/images that can be entered and successfully delivered as mail body.</text:p>
        </text:list-item>
        <text:list-item>
          <text:p text:style-name="P8">Verify the maximum size and number of attachment that can be attached with an email.</text:p>
        </text:list-item>
        <text:list-item>
          <text:p text:style-name="P8">Verify that only the allowed specifications of the attachment can be attached with an email/</text:p>
        </text:list-item>
        <text:list-item>
          <text:p text:style-name="P8">Verify that if the email is sent without Subject, a pop-up is generated warning user about no subject line. Also, verify that on accepting the pop-up message, the user is able to send the email.</text:p>
        </text:list-item>
      </text:list>
      <text:p text:style-name="P7"/>
      <text:p text:style-name="P7"/>
      <text:p text:style-name="P10"/>
      <text:p text:style-name="P10"/>
      <text:p text:style-name="P10"/>
      <text:p text:style-name="P10"/>
      <text:p text:style-name="P10"/>
      <text:p text:style-name="P10"/>
      <text:p text:style-name="P10">Answer #4</text:p>
      <text:p text:style-name="P7"/>
      <text:p text:style-name="P7">Write test cases for a Triangle.</text:p>
      <text:p text:style-name="P7"/>
      <text:list xml:id="list2994138042" text:style-name="L5">
        <text:list-item>
          <text:p text:style-name="P9">Verify that the figure is two-dimensional and formed with straight lines only.</text:p>
        </text:list-item>
        <text:list-item>
          <text:p text:style-name="P9">Verify that the figure has exactly three sides.</text:p>
        </text:list-item>
        <text:list-item>
          <text:p text:style-name="P9">Verify that the figure has exactly three vertices.</text:p>
        </text:list-item>
        <text:list-item>
          <text:p text:style-name="P9">Verify that the sum of the angles of the figure is 180 degrees.</text:p>
        </text:list-item>
        <text:list-item>
          <text:p text:style-name="P9">Verify that no two sides are perpendicular to each other</text:p>
        </text:list-item>
        <text:list-item>
          <text:p text:style-name="P9">Verify that the sum of the length of two sides of the triangle should be greater than length of the third side</text:p>
        </text:list-item>
        <text:list-item>
          <text:p text:style-name="P9">Verify that no two angles of triangle have 90 degree and above value.</text:p>
        </text:list-item>
        <text:list-item>
          <text:p text:style-name="P9">Verify the type of <text:span text:style-name="T15">triangle</text:span> is as per the specification, based on its sides – scalene, isosceles or equilateral.</text:p>
        </text:list-item>
        <text:list-item>
          <text:p text:style-name="P9">Verify the type of <text:span text:style-name="T15">triangle</text:span> is as per the specification, based on its angles – acute angle, obtuse angle or right-angled triangle.</text:p>
        </text:list-item>
      </text:list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Open Sans" svg:font-family="'Open Sans', sans-serif"/>
    <style:font-face style:name="Segoe UI" svg:font-family="'Segoe UI', 'Helvetica Neue', Helvetica, sans-serif"/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8T11:34:55.565000000</meta:creation-date>
    <dc:date>2020-07-29T00:30:47.369000000</dc:date>
    <meta:editing-duration>PT44M35S</meta:editing-duration>
    <meta:editing-cycles>5</meta:editing-cycles>
    <meta:generator>LibreOffice/6.3.4.2$Windows_x86 LibreOffice_project/60da17e045e08f1793c57c00ba83cdfce946d0aa</meta:generator>
    <meta:document-statistic meta:table-count="0" meta:image-count="0" meta:object-count="0" meta:page-count="2" meta:paragraph-count="51" meta:word-count="710" meta:character-count="4887" meta:non-whitespace-character-count="4256"/>
  </office:meta>
</office:document-meta>
</file>